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area no entregable, se corrige en clase.</text:p>
      <text:p text:style-name="Preformatted_20_Text"/>
      <text:p text:style-name="Preformatted_20_Text">Elabore un diagrama E/R para los siguientes supuesto:</text:p>
      <text:p text:style-name="Preformatted_20_Text"/>
      <text:p text:style-name="Preformatted_20_Text">1. Cada alumno tiene asignado un único ordenador durante el curso acadÃ©mico. Un mismo ordenador se puede compartir entre varios alumnos, aunque hay ordenadores que no se han asignado a ningún alumno. Cada ordenador está en un aula. En un aula hay varios ordenadores, y no hay aulas sin ordenador. Los ordenadores pueden cambiar de aula encada curso académico. Interesa que el modelo refleje los ordenadores que se han ido asignando a cada alumno en cada curso académico, así como las aulas en las que han estado.</text:p>
      <text:p text:style-name="Preformatted_20_Text"/>
      <text:p text:style-name="Preformatted_20_Text"/>
      <text:p text:style-name="Preformatted_20_Text"/>
      <text:p text:style-name="Preformatted_20_Text"/>
      <text:p text:style-name="Preformatted_20_Text">2. Cada alumno tiene asignado un ordenador. Un mismo ordenador se puede compartir entre varios alumnos, aunque hay ordenadores que no se han asignado a ningún alumno. Cada ordenador tiene instalado uno o más programas identificados por su título. Hay programas que no se instalan en ningún ordenador, mientras que otros se instalan en varios. Interesa que el modelo represente el tiempo que emplea cada alumno con cada programa.</text:p>
      <text:p text:style-name="Preformatted_20_Text"/>
      <text:p text:style-name="Preformatted_20_Text"/>
      <text:p text:style-name="Preformatted_20_Text">3. Cada alumno tiene asignado un ordenador. Un mismo ordenador se puede compartir entre varios alumnos, aunque hay ordenadores que no se han asignado a ningún alumno.</text:p>
      <text:p text:style-name="Preformatted_20_Text">Cada ordenador tiene instalado uno o más programas identificados por su título. Hay programas que no se instalan en ningún ordenador, mientras que otros se instalan en varios. Interesa que el modelo represente el tiempo que emplea cada alumno con cada programa.</text:p>
      <text:p text:style-name="Preformatted_20_Text"/>
      <text:p text:style-name="Preformatted_20_Text"/>
      <text:p text:style-name="Preformatted_20_Text">4. Un administrador de fincas gestiona varios edificios de oficinas. Cada uno de ellos tiene un nombre y dirección, y se divide en oficinas. cada oficina tiene un número único dentro del edificio, aunque esa numeración se suele repetir de edificio a edificio. El administrador debe conocer la empresa propietaria de cada oficina, caracterizada por su nombre y su CIF. Todas las empresas tienen al menos una oficina (aunque pueden tener más, en el mismo o en diferentes edificios). Hay oficinas que no pertenecen a ninguna empresa.</text:p>
      <text:p text:style-name="Preformatted_20_Text"/>
      <text:p text:style-name="Preformatted_20_Text">5. Una empresa de construcción tiene multitud de empleados. Todos ellos se caracterizan por su DNI, nombre y sueldo. Los empleados pueden ser jefes de algunos otros empleados, aunque hay empleados que no son jefes de nadie, y también hay empleados que no tienen jefe. A lo sumo, un empleado puede tener un jefe.</text:p>
      <text:p text:style-name="Preformatted_20_Text"/>
      <text:p text:style-name="Preformatted_20_Text">Los oficinistas, de los que además de los datos anteriores interesa conocer su titulación,están asignados a una oficina, existiendo varias distribuidas en diversos edificios. Cada uno de ellos tiene un nombre y dirección, y se divide en oficinas. Las oficinas tienen un número único dentro del edificio, aunque esa numeración se suele repetir de edificio en edificio. Hay oficinas vacías, en las que no trabaja ningún empleado.</text:p>
      <text:p text:style-name="Preformatted_20_Text"/>
      <text:p text:style-name="Preformatted_20_Text">Los obreros, que son otro tipo de empleados, tienen siempre una obra asignada. Interesa conocer la fecha en la que se asigna cada obrero a una obra. En cada obra trabaja como mínimo un obr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SimSun1"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0-05T14:43:56.22</dc:date>
    <meta:editing-duration>PT1H10M12S</meta:editing-duration>
    <meta:editing-cycles>3</meta:editing-cycles>
    <meta:generator>OpenOffice/4.1.5$Win32 OpenOffice.org_project/415m1$Build-9789</meta:generator>
    <meta:document-statistic meta:table-count="0" meta:image-count="0" meta:object-count="0" meta:page-count="1" meta:paragraph-count="10" meta:word-count="483" meta:character-count="2922"/>
    <dc:creator>Adrián Jaramillo Rodríguez</dc:creator>
  </office:meta>
</office:document-meta>
</file>